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fill="solid" draw:fill-color="#006600" draw:textarea-vertical-align="middle"/>
    </style:style>
    <style:style style:name="gr3" style:family="graphic" style:parent-style-name="standard">
      <style:graphic-properties draw:stroke="none" draw:stroke-dash="Dash_20_2" svg:stroke-width="0cm" draw:stroke-linejoin="none" svg:stroke-linecap="butt" draw:fill="solid" draw:fill-color="#006600" draw:textarea-horizontal-align="center" draw:textarea-vertical-align="middle"/>
    </style:style>
    <style:style style:name="gr4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2.598cm" svg:height="17.272cm" svg:x="4.668cm" svg:y="4.459cm" draw:corner-radius="1.27cm">
          <text:p/>
        </draw:rect>
        <draw:g>
          <draw:rect draw:style-name="gr2" draw:text-style-name="P1" draw:layer="layout" svg:width="12.04cm" svg:height="16.51cm" svg:x="4.909cm" svg:y="4.879cm" draw:corner-radius="1.27cm">
            <text:p/>
          </draw:rect>
          <draw:path draw:style-name="gr3" draw:text-style-name="P1" draw:layer="layout" svg:width="11.166cm" svg:height="15.781cm" svg:x="5.301cm" svg:y="5.261cm" svg:viewBox="0 0 11167 15782" svg:d="M0 0c3722 0 7444 0 11167 0 0 5261 0 10521 0 15782-3723 0-7445 0-11167 0 0-5261 0-10521 0-15782z">
            <text:p/>
          </draw:path>
          <draw:path draw:style-name="gr4" draw:text-style-name="P1" draw:layer="layout" svg:width="9.69cm" svg:height="15.121cm" svg:x="6.039cm" svg:y="5.591cm" svg:viewBox="0 0 9691 15122" svg:d="M4909 14737c-462-310-772-608-1144-1097-264-349-505-799-475-888 10-28 140 135 289 363 294 447 645 825 851 912 79 34 276 55 511 55 422 0 457 12 906 307 289 190 394 347 394 589v144h-415c-308 0-428-15-461-56-27-30-231-180-456-329zM8016 14338c199-173 604-376 753-376 133 0 140-9 423-562 271-527 364-848 399-1382 14-208 40-377 59-377 77 0 6 1030-110 1580-36 169-205 601-427 1091l-368 810h-612c-571 0-610-5-610-75 0-110 299-541 493-709zM6836 15026c-145-31-488-350-676-626-331-488-691-1300-834-1883-83-340-191-982-218-1296-8-88-17 35-21 273l-7 433-110-13c-175-20-249-218-249-665 0-263 19-410 65-500 106-214 273-468 305-468 16 0 32 130 34 289l6 291 34-280c22-177 18-390-8-576-32-218-31-421 5-770 37-370 37-550-2-818-38-270-38-439 2-803 39-366 39-536 0-821s-39-458 0-832c39-370 39-542 1-803-38-260-38-439 0-822s38-563 0-820c-38-258-38-439 0-821 37-377 37-565 1-811-50-342-19-1246 43-1246 19 0 34 176 34 390 1 730 110 1372 298 1737 170 333 415 634 517 634 331 0 970 546 1191 1019 150 320 175 688 55 821-176 196-581 46-933-345-440-487-769-1147-971-1947-68-268-133-497-146-508-12-11-11 225 2 524 42 897 158 1297 528 1816 135 188 211 260 276 260 328 0 969 549 1188 1017 134 285 169 615 83 773-123 225-473 146-818-183-540-512-868-1138-1156-2207l-114-420 20 580c20 593 113 1111 245 1372 157 314 434 672 533 693 484 102 952 485 1208 987 109 212 160 548 111 727-39 141-42 142-260 142-281 0-459-91-723-370-466-493-752-1071-1021-2071l-113-419 19 550c20 558 93 1022 205 1298 33 84 154 289 268 457 194 287 218 308 405 351 600 138 1218 878 1234 1475 9 313-38 370-309 370s-508-154-807-524c-423-523-613-941-935-2058l-80-279 22 570c31 831 127 1160 513 1773 153 243 180 266 360 310 602 142 1220 883 1236 1479 9 304-41 369-279 369-247 0-432-97-695-363-434-439-795-1143-999-1948-66-258-128-488-139-510-45-89 27 1101 81 1361 104 493 527 1220 711 1220 122 1 486 175 668 319 214 169 474 521 569 769 108 283 114 664 12 739-103 75-329 66-519-22-537-249-1236-1427-1485-2505l-56-240 23 400c46 841 191 1464 424 1831 148 231 291 349 422 349 301 0 894 490 1110 917 284 561 154 1075-238 944-22-7-87-23-146-36zM7449 13786c19-306 128-520 461-916 317-376 509-510 781-543l212-26 230-420c336-615 467-1082 470-1671 1-131 18-210 47-210 34 0 40 132 20 491-50 989-233 1685-632 2411-420 764-773 1161-1119 1261-206 59-308 48-402-45-71-73-82-121-68-332zM4157 13442c-535-401-1270-1272-1231-1460 9-43 124 63 341 313 511 590 533 602 1111 628 437 20 504 33 702 140 436 235 709 624 574 816-48 69-98 82-306 79-136-2-295-18-353-35-181-54-562-273-838-481zM2531 11114c-160-234-352-577-429-771-77-190-175-396-216-454-92-130-226-394-264-519-57-185 51-78 280 276 156 240 326 441 497 586 345 293 472 344 788 309 318-34 590 41 919 253 261 169 406 360 442 585 22 135 15 145-132 207-130 55-193 58-395 20-447-82-706-248-1310-838-303-296-551-526-551-510s101 203 226 415c231 393 468 677 751 902 151 119 184 127 601 152 489 28 782 114 1057 314 209 152 291 280 315 493 17 155 9 175-87 219-135 61-395 58-602-8-638-203-1313-784-1890-1631zM7579 11665c221-451 769-903 1176-967 147-24 171-48 322-312 330-578 473-1039 514-1656 14-204 42-370 65-370 62 0 0 972-93 1452-107 557-234 916-503 1425-375 708-722 1135-1026 1262-197 82-447 80-533-4-106-107-66-536 78-830zM7442 10550c0-564 725-1378 1326-1490 126-23 165-62 328-333 101-169 230-429 286-578 114-306 222-863 222-1154 0-107 18-195 40-195 133 0-41 1447-249 2060-126 371-570 1211-802 1518-323 425-458 517-789 535-244 14-279 7-318-65-24-45-44-180-44-298zM4172 10051c24-305 223-747 460-1020 219-254 242-419 137-1002-107-597-55-648 113-111 276 879 260 1932-37 2515-146 286-397 409-540 266-98-97-155-376-133-648zM1919 9441c-415-415-722-850-719-1020 1-67 26-53 144 79 552 622 675 748 769 796 58 30 295 68 527 82 737 48 1029 184 1273 594 130 215 132 226 66 325-62 96-90 104-353 103-207-1-350-27-517-96-390-160-750-421-1190-863zM3585 8959c2-353 101-609 404-1033 283-396 304-521 189-1169-52-296-96-544-96-552-1-9 23 5 53 30 150 124 386 1288 386 1902 0 548-176 1164-386 1349-102 89-217 115-322 73-151-59-229-265-228-600zM7573 8437c223-455 734-896 1149-997 189-45 205-60 377-354 311-529 505-1195 505-1732 0-120 17-195 46-195 124 0-65 1533-259 2101-274 802-917 1781-1284 1955-75 36-237 65-359 65-187 0-231-14-269-85-72-136-26-516 94-758zM2654 9144c-587-190-1150-628-1618-1258-304-408-598-903-598-1007 0-89 102 29 324 372 322 498 531 729 764 846 183 90 258 103 615 103 372 0 426 10 649 121 658 329 874 922 334 918-101-2-313-44-470-95zM3060 7741c0-348 13-429 104-621 57-121 189-315 294-430 140-155 196-253 212-372 19-141-32-683-95-1009-33-172 43-128 139 81 100 217 247 1121 245 1498-3 550-215 1275-414 1414-139 97-333 74-414-50-56-86-71-194-71-511zM2069 7986c-453-155-886-482-1394-1053-121-136-245-253-278-260-51-11-391-598-397-684-6-84 84-5 231 206 172 245 539 604 748 731 94 59 202 73 508 74 433 0 665 75 1015 326 343 246 447 575 219 693-161 84-334 75-652-33zM7481 7577c-131-343 39-804 461-1251 273-288 655-527 846-527 107 0 250-191 473-634 188-372 298-803 330-1276 14-204 42-371 65-371 55 0 7 879-74 1341-128 741-407 1415-859 2079-381 558-622 741-972 742-211 0-234-9-270-103zM1863 6457c-195-399-415-989-482-1298-78-352-135-1600-74-1600 24 0 50 219 63 529 22 537 132 1046 295 1366 91 176 290 345 409 345 136 0 398 132 590 297 352 301 519 891 301 1068-124 101-272 96-455-15-248-150-529-450-647-692zM908 6247c-233-385-348-696-362-972-6-154 3-177 82-189 76-10 90 6 90 103 0 287 278 935 567 1321 166 223 168 211-38 273-28 8-67-29-88-82-21-54-133-258-251-454zM3019 6086c-122-620-320-1085-650-1519-139-182-241-348-229-370 46-73 217-37 313 65 184 200 526 973 671 1517 94 352 94 367-4 392-63 17-85-2-101-85zM7462 5672c0-241 21-334 115-525 217-443 755-879 1151-932l184-24 265-526c292-578 374-859 413-1417 40-569 111-463 81 121-47 918-217 1619-547 2253-381 733-740 1202-1036 1355-188 97-450 121-546 49-67-51-80-106-80-354zM7289 923c125-391 337-870 402-910 101-63 62 90-207 820-142 385-227 1021-165 1236 21 72 165 269 319 439 413 452 497 628 518 1080 20 457-8 615-139 770-126 150-304 161-498 30-609-410-712-1960-230-3465zM8506 3145c196-754 230-1444 98-1994-102-422-101-433 19-433 55 0 100 10 100 23 0 12 45 221 100 465 55 243 100 536 100 649 0 345-119 1137-205 1367-67 180-97 217-178 217-53 0-97-11-97-25 0-13 28-134 63-269zM6083 2829c-94-505-96-864-4-1291 48-220 97-468 110-550 20-133 36-150 137-150 139 0 142 32 33 344-140 397-144 994-11 1766 21 123 15 131-97 131-117 0-123-9-168-25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0-03T13:18:47</dc:date>
    <meta:generator>OpenOffice/4.1.0$Unix OpenOffice.org_project/410m18$Build-9764</meta:generator>
    <meta:editing-duration>PT11M50S</meta:editing-duration>
    <meta:editing-cycles>2</meta:editing-cycles>
    <meta:document-statistic meta:object-count="5"/>
  </office:meta>
</office:document-meta>
</file>